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 svg:font-family="F"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border-line-width="0.053cm 0.053cm 0.053cm" fo:padding-left="0.141cm" fo:padding-right="0.141cm" fo:padding-top="0.035cm" fo:padding-bottom="0.035cm" fo:border="4.51pt double #00000a" style:shadow="none"/>
    </style:style>
    <style:style style:name="P2"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 style:font-size-asian="12pt" style:language-asian="fr" style:country-asian="FR" style:font-name-complex="Times New Roman" style:font-size-complex="12pt"/>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fo:text-align="justify" style:justify-single-word="false"/>
      <style:text-properties officeooo:paragraph-rsid="0017611e"/>
    </style:style>
    <style:style style:name="P6" style:family="paragraph" style:parent-style-name="Standard">
      <style:paragraph-properties fo:margin-top="0cm" fo:margin-bottom="0cm" loext:contextual-spacing="false" fo:line-height="100%"/>
      <style:text-properties fo:color="#000000" style:font-name="Arial" fo:font-weight="bold" style:font-name-asian="Times New Roman" style:language-asian="fr" style:country-asian="FR" style:font-weight-asian="bold" style:font-name-complex="Arial"/>
    </style:style>
    <style:style style:name="P7" style:family="paragraph" style:parent-style-name="Standard">
      <style:paragraph-properties fo:margin-top="0cm" fo:margin-bottom="0cm" loext:contextual-spacing="false" fo:line-height="100%" fo:text-align="justify" style:justify-single-word="false"/>
      <style:text-properties fo:color="#000000" style:font-name="Arial" fo:font-weight="bold" style:font-name-asian="Times New Roman" style:language-asian="fr" style:country-asian="FR" style:font-weight-asian="bold" style:font-name-complex="Arial"/>
    </style:style>
    <style:style style:name="P8"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469c5" officeooo:paragraph-rsid="002469c5"/>
    </style:style>
    <style:style style:name="P9"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527b7" officeooo:paragraph-rsid="002527b7"/>
    </style:style>
    <style:style style:name="P10"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670ad" officeooo:paragraph-rsid="002670ad"/>
    </style:style>
    <style:style style:name="P11"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6af30" officeooo:paragraph-rsid="0026af30"/>
    </style:style>
    <style:style style:name="P12"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84a66" officeooo:paragraph-rsid="002ad6f1"/>
    </style:style>
    <style:style style:name="P13"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fo:color="#002060" style:font-name="Arial" fo:font-size="16pt" fo:font-weight="bold" style:font-name-asian="Times New Roman" style:font-size-asian="16pt" style:language-asian="fr" style:country-asian="FR" style:font-weight-asian="bold" style:font-name-complex="Arial" style:font-size-complex="16pt" style:font-weight-complex="bold"/>
    </style:style>
    <style:style style:name="P14" style:family="paragraph" style:parent-style-name="Paragraphe_20_de_20_liste">
      <style:paragraph-properties fo:margin-left="0cm" fo:margin-right="0cm" fo:margin-top="0cm" fo:margin-bottom="0cm" loext:contextual-spacing="false" fo:line-height="115%" fo:text-align="justify" style:justify-single-word="false" fo:text-indent="0cm" style:auto-text-indent="false">
        <style:tab-stops/>
      </style:paragraph-properties>
      <style:text-properties fo:color="#002060" style:font-name="Arial" fo:font-size="16pt" fo:font-weight="bold" officeooo:paragraph-rsid="00284a66" style:font-name-asian="Times New Roman" style:font-size-asian="16pt" style:language-asian="fr" style:country-asian="FR" style:font-weight-asian="bold" style:font-name-complex="Arial" style:font-size-complex="16pt" style:font-weight-complex="bold"/>
    </style:style>
    <style:style style:name="P15" style:family="paragraph" style:parent-style-name="Standard">
      <style:paragraph-properties fo:margin-left="1.249cm" fo:margin-right="0cm" fo:margin-top="0cm" fo:margin-bottom="0cm" loext:contextual-spacing="false" fo:line-height="100%" fo:text-indent="0cm" style:auto-text-indent="false">
        <style:tab-stops/>
      </style:paragraph-properties>
      <style:text-properties fo:color="#000000" style:font-name="Arial" fo:font-weight="bold" style:font-name-asian="Times New Roman" style:language-asian="fr" style:country-asian="FR" style:font-weight-asian="bold" style:font-name-complex="Arial"/>
    </style:style>
    <style:style style:name="P16" style:family="paragraph" style:parent-style-name="Standard">
      <style:paragraph-properties fo:margin-top="0.847cm" fo:margin-bottom="0.212cm" loext:contextual-spacing="false" fo:line-height="100%"/>
      <style:text-properties officeooo:paragraph-rsid="002469c5"/>
    </style:style>
    <style:style style:name="P17" style:family="paragraph" style:parent-style-name="Standard" style:master-page-name="MP0">
      <style:paragraph-properties fo:margin-top="0cm" fo:margin-bottom="0cm" loext:contextual-spacing="false" fo:line-height="100%" fo:text-align="center" style:justify-single-word="false" style:page-number="auto" fo:break-before="page" style:border-line-width="0.053cm 0.053cm 0.053cm" fo:padding-left="0.141cm" fo:padding-right="0.141cm" fo:padding-top="0.035cm" fo:padding-bottom="0.035cm" fo:border="4.51pt double #00000a" style:shadow="none"/>
    </style:style>
    <style:style style:name="P18" style:family="paragraph" style:parent-style-name="Paragraphe_20_de_20_liste" style:list-style-name="WWNum42"/>
    <style:style style:name="P19" style:family="paragraph" style:parent-style-name="Paragraphe_20_de_20_liste" style:list-style-name="WWNum42">
      <style:text-properties officeooo:paragraph-rsid="00284a66"/>
    </style:style>
    <style:style style:name="P20" style:family="paragraph" style:parent-style-name="Paragraphe_20_de_20_liste" style:list-style-name="WWNum42">
      <style:paragraph-properties fo:margin-left="0cm" fo:margin-right="0cm" fo:text-indent="0cm" style:auto-text-indent="false"/>
    </style:style>
    <style:style style:name="T1" style:family="text">
      <style:text-properties fo:color="#85200c" style:font-name="Arial" fo:font-size="20pt" fo:font-weight="bold" style:font-name-asian="Times New Roman" style:font-size-asian="20pt" style:language-asian="fr" style:country-asian="FR" style:font-weight-asian="bold" style:font-name-complex="Arial" style:font-size-complex="20pt" style:font-weight-complex="bold"/>
    </style:style>
    <style:style style:name="T2" style:family="text">
      <style:text-properties fo:color="#85200c" style:font-name="Arial" fo:font-size="16pt" fo:font-weight="bold" style:font-name-asian="Times New Roman" style:font-size-asian="16pt" style:language-asian="fr" style:country-asian="FR" style:font-weight-asian="bold" style:font-name-complex="Arial" style:font-size-complex="16pt" style:font-weight-complex="bold"/>
    </style:style>
    <style:style style:name="T3" style:family="text">
      <style:text-properties fo:color="#85200c" style:font-name="Arial" fo:font-size="16pt" fo:font-weight="bold" officeooo:rsid="0022dced" style:font-name-asian="Times New Roman" style:font-size-asian="16pt" style:language-asian="fr" style:country-asian="FR" style:font-weight-asian="bold" style:font-name-complex="Arial" style:font-size-complex="16pt" style:font-weight-complex="bold"/>
    </style:style>
    <style:style style:name="T4" style:family="text">
      <style:text-properties fo:color="#999999" style:font-name="Arial" fo:font-size="12pt" fo:font-weight="bold" style:font-name-asian="Times New Roman" style:font-size-asian="12pt" style:language-asian="fr" style:country-asian="FR" style:font-weight-asian="bold" style:font-name-complex="Arial" style:font-size-complex="12pt" style:font-weight-complex="bold"/>
    </style:style>
    <style:style style:name="T5" style:family="text">
      <style:text-properties fo:color="#000000" style:font-name="Arial" style:font-name-asian="Times New Roman" style:language-asian="fr" style:country-asian="FR" style:font-name-complex="Arial"/>
    </style:style>
    <style:style style:name="T6" style:family="text">
      <style:text-properties fo:color="#000000" style:font-name="Arial" officeooo:rsid="0017611e" style:font-name-asian="Times New Roman" style:language-asian="fr" style:country-asian="FR" style:font-name-complex="Arial"/>
    </style:style>
    <style:style style:name="T7" style:family="text">
      <style:text-properties fo:color="#000000" style:font-name="Arial" style:font-name-complex="Arial"/>
    </style:style>
    <style:style style:name="T8" style:family="text">
      <style:text-properties fo:color="#ff0000" style:font-name="Arial" fo:font-size="16pt" fo:font-weight="bold" style:font-name-asian="Times New Roman" style:font-size-asian="16pt" style:language-asian="fr" style:country-asian="FR" style:font-weight-asian="bold" style:font-name-complex="Arial" style:font-size-complex="16pt" style:font-weight-complex="bold"/>
    </style:style>
    <style:style style:name="T9" style:family="text">
      <style:text-properties style:font-name="Arial" fo:font-weight="bold" style:font-weight-asian="bold" style:font-name-complex="Arial"/>
    </style:style>
    <style:style style:name="T10" style:family="text">
      <style:text-properties style:font-name="Arial" fo:font-weight="bold" officeooo:rsid="002469c5" style:font-weight-asian="bold" style:font-name-complex="Arial"/>
    </style:style>
    <style:style style:name="T11" style:family="text">
      <style:text-properties style:font-name="Arial" fo:font-weight="bold" officeooo:rsid="00284a66" style:font-weight-asian="bold" style:font-name-complex="Arial"/>
    </style:style>
    <style:style style:name="T12" style:family="text">
      <style:text-properties fo:color="#002060" style:font-name="Arial" fo:font-size="16pt" fo:font-weight="bold" officeooo:rsid="002469c5" style:font-name-asian="Times New Roman" style:font-size-asian="16pt" style:language-asian="fr" style:country-asian="FR" style:font-weight-asian="bold" style:font-name-complex="Arial" style:font-size-complex="16pt" style:font-weight-complex="bold"/>
    </style:style>
    <style:style style:name="T13" style:family="text">
      <style:text-properties fo:color="#767171" style:font-name="Arial" fo:font-style="italic" fo:font-weight="bold" style:font-name-asian="Times New Roman" style:language-asian="fr" style:country-asian="FR" style:font-style-asian="italic" style:font-weight-asian="bold" style:font-name-complex="Arial"/>
    </style:style>
    <style:style style:name="T14" style:family="text">
      <style:text-properties fo:color="#767171" style:font-name="Arial" fo:font-style="italic" fo:font-weight="bold" officeooo:rsid="0023527d" style:font-name-asian="Times New Roman" style:language-asian="fr" style:country-asian="FR" style:font-style-asian="italic" style:font-weight-asian="bold" style:font-name-complex="Arial"/>
    </style:style>
    <style:style style:name="T15" style:family="text">
      <style:text-properties officeooo:rsid="002670ad"/>
    </style:style>
    <style:style style:name="T16" style:family="text">
      <style:text-properties officeooo:rsid="00284a66"/>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style:text-underline-style="none" officeooo:rsid="0028f86a"/>
    </style:style>
    <style:style style:name="T20" style:family="text">
      <style:text-properties style:text-underline-style="none" officeooo:rsid="002ad6f1"/>
    </style:style>
    <style:style style:name="T21" style:family="text">
      <style:text-properties style:text-underline-style="none" officeooo:rsid="002c0cb3"/>
    </style:style>
    <style:style style:name="T22" style:family="text">
      <style:text-properties style:text-underline-style="none" officeooo:rsid="002f61a7"/>
    </style:style>
    <style:style style:name="T23" style:family="text">
      <style:text-properties style:text-underline-style="none" officeooo:rsid="002fd0ec"/>
    </style:style>
    <style:style style:name="T24" style:family="text">
      <style:text-properties style:text-underline-style="none" officeooo:rsid="003045bc"/>
    </style:style>
    <style:style style:name="T25" style:family="text">
      <style:text-properties officeooo:rsid="002ad6f1"/>
    </style:style>
    <style:style style:name="T26" style:family="text">
      <style:text-properties officeooo:rsid="002e0c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Police_20_par_20_défaut"><text:span text:style-name="T1">Projet CASSIOPEE® :</text:span></text:span></text:p>
      <text:p text:style-name="P1"><text:span text:style-name="Police_20_par_20_défaut"><text:span text:style-name="T1">« Database Firewall »</text:span></text:span></text:p>
      <text:p text:style-name="P1"><text:span text:style-name="Police_20_par_20_défaut"><text:span text:style-name="T2">Compte rendu d’avancement n°0</text:span></text:span><text:span text:style-name="Police_20_par_20_défaut"><text:span text:style-name="T3">3</text:span></text:span></text:p>
      <text:p text:style-name="P2"/>
      <text:p text:style-name="P3"><text:span text:style-name="Police_20_par_20_défaut"><text:span text:style-name="T4">Liste de diffusion :</text:span></text:span><text:span text:style-name="Police_20_par_20_défaut"><text:span text:style-name="T5"> </text:span></text:span><text:span text:style-name="Police_20_par_20_défaut"><text:span text:style-name="T7">Grégory Blanc, Grégoire Menguy, Baptiste Polvé</text:span></text:span></text:p>
      <text:p text:style-name="P3"><text:span text:style-name="Police_20_par_20_défaut"><text:span text:style-name="T8">Ordre du jour</text:span></text:span></text:p>
      <text:list xml:id="list389244245624286905" text:style-name="WWNum42">
        <text:list-item>
          <text:p text:style-name="P18"><text:span text:style-name="Police_20_par_20_défaut"><text:span text:style-name="T10">Développement du système de journalisation </text:span></text:span><text:span text:style-name="Police_20_par_20_défaut"><text:span text:style-name="T9"><text:s/>(</text:span></text:span><text:span text:style-name="Police_20_par_20_défaut"><text:span text:style-name="T10">achevé</text:span></text:span><text:span text:style-name="Police_20_par_20_défaut"><text:span text:style-name="T9">)</text:span></text:span></text:p>
        </text:list-item>
        <text:list-item>
          <text:p text:style-name="P19"><text:span text:style-name="Police_20_par_20_défaut"><text:span text:style-name="T11">Gestion des tautologies dans l'analyseur (en cours)</text:span></text:span></text:p>
          <text:p text:style-name="P20"><text:span text:style-name="Police_20_par_20_défaut"><text:span text:style-name="T9"/></text:span></text:p>
        </text:list-item>
      </text:list>
      <text:p text:style-name="P16"><text:span text:style-name="Police_20_par_20_défaut"><text:span text:style-name="T12">Développement du système de journalisation</text:span></text:span></text:p>
      <text:p text:style-name="P8">Baptiste a mis en place le système de Monitoring / journalisation.</text:p>
      <text:p text:style-name="P9">Ce système permet de lancer un système de journalisation qui travaille dans un thread autonome en gérant l’écriture des logs dans <text:span text:style-name="T15">le</text:span> fichier de logs. Ainsi, l’application « abonne » son message de logs en le classant selon son type <text:span text:style-name="T15">et le thread de journalisation le traite dès que possible. </text:span></text:p>
      <text:p text:style-name="P10">Cette architecture a l’avantage de ne pas ralentir de façon trop importante l’application puisque l’ouverture/fermeture/écriture de fichiers se fait en parallèle du fonctionnement de l’application.</text:p>
      <text:p text:style-name="P11">Il paraît difficile de traiter les alertes pour la multiplication de requête sensible à partir de ce module, le traitement via des compteurs sur des points spécifiques devrait être plus efficace dans l’analyseur. Cependant pour améliorer de manière intelligente l’application, l’étude des fichiers de journalisations sera nécessaire.</text:p>
      <text:p text:style-name="P13"/>
      <text:p text:style-name="P13"/>
      <text:p text:style-name="P13"/>
      <text:p text:style-name="P14"><text:span text:style-name="Police_20_par_20_défaut"><text:span text:style-name="T16">Gestion des tautologies dans l'analyseur</text:span></text:span></text:p>
      <text:p text:style-name="P12">Grégoire <text:span text:style-name="T26">poursuit la lecture de </text:span>l'article <text:span text:style-name="T17">An Analysis Framework for Security in Web Applications</text:span><text:span text:style-name="T18"> de Gary Wassermann et Zhendong Su qui explique le fonctionnement (la théorie) d</text:span><text:span text:style-name="T19">e leur</text:span><text:span text:style-name="T18"> Framework </text:span><text:span text:style-name="T19">permettant de reconnaître les tautologies</text:span><text:span text:style-name="T18">. </text:span><text:span text:style-name="T20">Cela reste très théorique pour l'instant et ne sera sûrement pas suffisant pour éliminer tous les risques. En effet, celui-ci ne traite que les tautologies linéaire</text:span><text:span text:style-name="T24">s</text:span><text:span text:style-name="T20"> (opérateurs logiques et comparaison de d'expressions arithmétiques linéaire</text:span><text:span text:style-name="T21">s</text:span><text:span text:style-name="T20">). </text:span><text:span text:style-name="T21">Il faudra donc combiner la méthode proposé</text:span><text:span text:style-name="T23">e</text:span><text:span text:style-name="T21"> avec un système de signature</text:span><text:span text:style-name="T22">s</text:span><text:span text:style-name="T21">.</text:span></text:p>
      <text:p text:style-name="P6"/>
      <text:p text:style-name="P5"><text:span text:style-name="Police_20_par_20_défaut"><text:span text:style-name="T6"><text:s text:c="5"/></text:span></text:span></text:p>
      <text:p text:style-name="P7"/>
      <text:p text:style-name="P15"/>
      <text:p text:style-name="P15"/>
      <text:p text:style-name="P15"/>
      <text:p text:style-name="P15"/>
      <text:p text:style-name="P15"/>
      <text:p text:style-name="P15"/>
      <text:p text:style-name="P15"/>
      <text:p text:style-name="P4"><text:span text:style-name="Police_20_par_20_défaut"><text:span text:style-name="T13">Ce CR sera considéré comme validé lundi </text:span></text:span><text:span text:style-name="Police_20_par_20_défaut"><text:span text:style-name="T14">02</text:span></text:span><text:span text:style-name="Police_20_par_20_défaut"><text:span text:style-name="T13">/0</text:span></text:span><text:span text:style-name="Police_20_par_20_défaut"><text:span text:style-name="T14">5</text:span></text:span><text:span text:style-name="Police_20_par_20_défaut"><text:span text:style-name="T13">/2017 en l’absence de remarqu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 svg:font-family="F"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font-name-complex="Courier New" style:font-family-complex="'Courier New'" style:font-family-generic-complex="modern" style:font-pitch-complex="fixed"/>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style>
    <style:style style:name="ListLabel_20_29" style:display-name="ListLabel 29" style:family="text">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font-name-complex="Courier New" style:font-family-complex="'Courier New'" style:font-family-generic-complex="modern" style:font-pitch-complex="fixed"/>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Courier New" style:font-family-complex="'Courier New'" style:font-family-generic-complex="modern" style:font-pitch-complex="fixed"/>
    </style:style>
    <style:style style:name="ListLabel_20_74" style:display-name="ListLabel 74" style:family="text">
      <style:text-properties style:font-name-complex="Courier New" style:font-family-complex="'Courier New'" style:font-family-generic-complex="modern" style:font-pitch-complex="fixed"/>
    </style:style>
    <style:style style:name="ListLabel_20_75" style:display-name="ListLabel 75" style:family="text">
      <style:text-properties style:font-name-complex="Courier New" style:font-family-complex="'Courier New'" style:font-family-generic-complex="modern" style:font-pitch-complex="fixed"/>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font-name-complex="Courier New" style:font-family-complex="'Courier New'" style:font-family-generic-complex="modern" style:font-pitch-complex="fixed"/>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font-name-complex="Courier New" style:font-family-complex="'Courier New'" style:font-family-generic-complex="modern" style:font-pitch-complex="fixed"/>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font-name-complex="Courier New" style:font-family-complex="'Courier New'" style:font-family-generic-complex="modern" style:font-pitch-complex="fixed"/>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style:font-name-complex="Courier New" style:font-family-complex="'Courier New'" style:font-family-generic-complex="modern" style:font-pitch-complex="fixed"/>
    </style:style>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text-properties style:font-name-complex="Courier New" style:font-family-complex="'Courier New'" style:font-family-generic-complex="modern" style:font-pitch-complex="fixed"/>
    </style:style>
    <style:style style:name="ListLabel_20_106" style:display-name="ListLabel 106" style:family="text">
      <style:text-properties style:font-name-complex="Courier New" style:font-family-complex="'Courier New'" style:font-family-generic-complex="modern" style:font-pitch-complex="fixed"/>
    </style:style>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text-properties style:font-name-complex="Courier New" style:font-family-complex="'Courier New'" style:font-family-generic-complex="modern" style:font-pitch-complex="fixed"/>
    </style:style>
    <style:style style:name="ListLabel_20_109" style:display-name="ListLabel 109" style:family="text">
      <style:text-properties style:font-name-complex="Courier New" style:font-family-complex="'Courier New'" style:font-family-generic-complex="modern" style:font-pitch-complex="fixed"/>
    </style:style>
    <style:style style:name="ListLabel_20_110" style:display-name="ListLabel 110" style:family="text">
      <style:text-properties style:font-name-complex="Courier New" style:font-family-complex="'Courier New'" style:font-family-generic-complex="modern" style:font-pitch-complex="fixed"/>
    </style:style>
    <style:style style:name="ListLabel_20_111" style:display-name="ListLabel 111" style:family="text">
      <style:text-properties style:font-name-complex="Courier New" style:font-family-complex="'Courier New'" style:font-family-generic-complex="modern" style:font-pitch-complex="fixed"/>
    </style:style>
    <style:style style:name="ListLabel_20_112" style:display-name="ListLabel 112" style:family="text">
      <style:text-properties style:font-name-complex="Courier New" style:font-family-complex="'Courier New'" style:font-family-generic-complex="modern" style:font-pitch-complex="fixed"/>
    </style:style>
    <style:style style:name="ListLabel_20_113" style:display-name="ListLabel 113" style:family="text">
      <style:text-properties style:font-name-complex="Courier New" style:font-family-complex="'Courier New'" style:font-family-generic-complex="modern" style:font-pitch-complex="fixed"/>
    </style:style>
    <style:style style:name="ListLabel_20_114" style:display-name="ListLabel 114"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fo:font-weight="bold" style:font-size-asian="10pt" style:font-weight-asian="bold"/>
    </style:style>
    <style:style style:name="WW_5f_CharLFO6LVL2" style:display-name="WW_CharLFO6LVL2" style:family="text">
      <style:text-properties style:font-name="Courier New" fo:font-family="'Courier New'" style:font-family-generic="modern" style:font-pitch="fixed" fo:font-size="10pt" fo:font-weight="bold" style:font-size-asian="10pt" style:font-weight-asian="bold"/>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fo:font-size="10pt" style:font-size-asian="10pt"/>
    </style:style>
    <style:style style:name="WW_5f_CharLFO23LVL2" style:display-name="WW_CharLFO2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fo:font-size="10pt" style:font-size-asian="10pt"/>
    </style:style>
    <style:style style:name="WW_5f_CharLFO23LVL4" style:display-name="WW_CharLFO23LVL4" style:family="text">
      <style:text-properties style:font-name="Wingdings" fo:font-family="Wingdings" style:font-family-generic="system" style:font-pitch="variable" style:font-charset="x-symbol" fo:font-size="10pt" style:font-size-asian="10pt"/>
    </style:style>
    <style:style style:name="WW_5f_CharLFO23LVL5" style:display-name="WW_CharLFO23LVL5" style:family="text">
      <style:text-properties style:font-name="Wingdings" fo:font-family="Wingdings" style:font-family-generic="system" style:font-pitch="variable" style:font-charset="x-symbol" fo:font-size="10pt" style:font-size-asian="10pt"/>
    </style:style>
    <style:style style:name="WW_5f_CharLFO23LVL6" style:display-name="WW_CharLFO23LVL6" style:family="text">
      <style:text-properties style:font-name="Wingdings" fo:font-family="Wingdings" style:font-family-generic="system" style:font-pitch="variable" style:font-charset="x-symbol" fo:font-size="10pt" style:font-size-asian="10pt"/>
    </style:style>
    <style:style style:name="WW_5f_CharLFO23LVL7" style:display-name="WW_CharLFO23LVL7" style:family="text">
      <style:text-properties style:font-name="Wingdings" fo:font-family="Wingdings" style:font-family-generic="system" style:font-pitch="variable" style:font-charset="x-symbol" fo:font-size="10pt" style:font-size-asian="10pt"/>
    </style:style>
    <style:style style:name="WW_5f_CharLFO23LVL8" style:display-name="WW_CharLFO23LVL8" style:family="text">
      <style:text-properties style:font-name="Wingdings" fo:font-family="Wingdings" style:font-family-generic="system" style:font-pitch="variable" style:font-charset="x-symbol" fo:font-size="10pt" style:font-size-asian="10pt"/>
    </style:style>
    <style:style style:name="WW_5f_CharLFO23LVL9" style:display-name="WW_CharLFO23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fo:font-weight="bold" style:font-weight-asian="bol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2" style:display-name="WW_CharLFO34LVL2"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2" style:display-name="WW_CharLFO4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3" style:display-name="WW_CharLFO4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4" style:display-name="WW_CharLFO4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5" style:display-name="WW_CharLFO4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6" style:display-name="WW_CharLFO4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7" style:display-name="WW_CharLFO4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8" style:display-name="WW_CharLFO4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9" style:display-name="WW_CharLFO4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2" style:display-name="WW_CharLFO4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3" style:display-name="WW_CharLFO4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4" style:display-name="WW_CharLFO4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5" style:display-name="WW_CharLFO4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6" style:display-name="WW_CharLFO4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7" style:display-name="WW_CharLFO4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8" style:display-name="WW_CharLFO4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9" style:display-name="WW_CharLFO4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1" style:display-name="WW_CharLFO5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2" style:display-name="WW_CharLFO5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3" style:display-name="WW_CharLFO5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4" style:display-name="WW_CharLFO5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5" style:display-name="WW_CharLFO5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6" style:display-name="WW_CharLFO5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7" style:display-name="WW_CharLFO5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8" style:display-name="WW_CharLFO5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9" style:display-name="WW_CharLFO5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WW_5f_CharLFO23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30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1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31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4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8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meta:initial-creator>【-•◘ ๒αקтเstε ◘•-】</meta:initial-creator>
    <meta:creation-date>2017-02-23T07:26:00Z</meta:creation-date>
    <dc:date>2017-04-27T22:11:58.435583953</dc:date>
    <meta:print-date>2015-10-18T07:55:00Z</meta:print-date>
    <meta:editing-cycles>47</meta:editing-cycles>
    <meta:editing-duration>PT3H33M29S</meta:editing-duration>
    <dc:creator>menguy </dc:creator>
    <meta:document-statistic meta:table-count="0" meta:image-count="0" meta:object-count="0" meta:page-count="1" meta:paragraph-count="17" meta:word-count="275" meta:character-count="1861" meta:non-whitespace-character-count="15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CR_Avancement_2_1703.2017_CASSIOPEE_DBF.odt/Normal"/>
  </office:meta>
</office:document-meta>
</file>